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officeooo:rsid="00033d94" style:language-asian="ja" style:country-asian="JP"/>
    </style:style>
    <style:style style:name="P3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4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5" style:family="paragraph" style:parent-style-name="Standard">
      <style:paragraph-properties fo:text-align="center" style:justify-single-word="false"/>
      <style:text-properties officeooo:rsid="001a5d1a" officeooo:paragraph-rsid="001a5d1a" style:language-asian="ja" style:country-asian="JP"/>
    </style:style>
    <style:style style:name="P6" style:family="paragraph" style:parent-style-name="Standard">
      <style:paragraph-properties fo:text-align="end" style:justify-single-word="false"/>
      <style:text-properties officeooo:paragraph-rsid="00033d94" style:language-asian="ja" style:country-asian="JP"/>
    </style:style>
    <style:style style:name="P7" style:family="paragraph" style:parent-style-name="Standard">
      <style:paragraph-properties fo:text-align="start" style:justify-single-word="false"/>
      <style:text-properties officeooo:paragraph-rsid="00033d94" style:language-asian="ja" style:country-asian="JP"/>
    </style:style>
    <style:style style:name="P8" style:family="paragraph" style:parent-style-name="Standard">
      <style:paragraph-properties fo:text-align="start" style:justify-single-word="false"/>
      <style:text-properties officeooo:paragraph-rsid="001d5109" style:language-asian="ja" style:country-asian="JP"/>
    </style:style>
    <style:style style:name="P9" style:family="paragraph" style:parent-style-name="Standard">
      <style:paragraph-properties fo:text-align="start" style:justify-single-word="false"/>
      <style:text-properties officeooo:paragraph-rsid="001f425d" style:language-asian="ja" style:country-asian="JP"/>
    </style:style>
    <style:style style:name="P10" style:family="paragraph" style:parent-style-name="Standard">
      <style:paragraph-properties fo:text-align="start" style:justify-single-word="false"/>
      <style:text-properties officeooo:paragraph-rsid="00033d94" style:language-asian="ja" style:country-asian="JP"/>
    </style:style>
    <style:style style:name="T1" style:family="text">
      <style:text-properties officeooo:rsid="0004f664"/>
    </style:style>
    <style:style style:name="T2" style:family="text">
      <style:text-properties officeooo:rsid="001f425d"/>
    </style:style>
    <style:style style:name="T3" style:family="text">
      <style:text-properties officeooo:rsid="0020fb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2"/>
      <text:p text:style-name="P5">次回作RPGに取り入れたいもの</text:p>
      <text:p text:style-name="P5">成長武器「ストレングスウェポンシステム」</text:p>
      <text:p text:style-name="P3"/>
      <text:p text:style-name="P4">令和2年<text:span text:style-name="T1">3</text:span>月<text:span text:style-name="T1">23</text:span>日</text:p>
      <text:p text:style-name="P4">宮坂　冬哉</text:p>
      <text:p text:style-name="P6"/>
      <text:p text:style-name="P7">軌跡シリーズは武器・防具はシナリオが進むにつれ買い替える、Uマテリアルで強化するシステムでした。</text:p>
      <text:p text:style-name="P7">次回作では最初から一つの武器で進み、武器のステータスを強化していくシステムを提案します。</text:p>
      <text:p text:style-name="P7"/>
      <text:p text:style-name="P7">・概要</text:p>
      <text:p text:style-name="P7"/>
      <text:p text:style-name="P7">武器を装備するキャラクターのステータスは武器のステータスに依存するシステムとなります。</text:p>
      <text:p text:style-name="P7"/>
      <text:p text:style-name="P7">・強化方法</text:p>
      <text:p text:style-name="P7"/>
      <text:p text:style-name="P7">各ステータスは対応するセピスを素材にすることで強化できます。強化は武器ショップで行えます。</text:p>
      <text:p text:style-name="P7">武器自体にレベルが存在し、武器のレベル以上にステータスのレベルを上げることはできません。</text:p>
      <text:p text:style-name="P7">一部のステータスは武器のレベルが一定値に到達するごとに上昇します。</text:p>
      <text:p text:style-name="P7"/>
      <text:p text:style-name="P7">・強化/ステータス項目(強化アイテムはセピスを代用)</text:p>
      <text:p text:style-name="P7"/>
      <text:p text:style-name="P7">HP　＝　体力(武器レベル上昇で強化)</text:p>
      <text:p text:style-name="P7">STR　＝　物理攻撃力　火のセピスで強化可能</text:p>
      <text:p text:style-name="P8">DEF　＝　物理防御力　土のセピスで強化可能</text:p>
      <text:p text:style-name="P8">ATS　＝　魔法攻撃力　風のセピスで強化可能</text:p>
      <text:p text:style-name="P8">ADF　＝　魔法防御力　水のセピスで強化可能</text:p>
      <text:p text:style-name="P9">MOV　＝　移動できる範囲(武器レベル上昇で強化)</text:p>
      <text:p text:style-name="P8">SPD　＝　行動速度　時のセピスで強化可能</text:p>
      <text:p text:style-name="P8">AGL　＝　回避力<text:span text:style-name="T2">(%)　幻のセピスで強化可能</text:span></text:p>
      <text:p text:style-name="P7">DEX　＝　命中率<text:span text:style-name="T2">(%)　空のセピスで強化可能</text:span></text:p>
      <text:p text:style-name="P9"><text:span text:style-name="T2">RNG</text:span>　＝　射程範囲(武器レベル上昇で強化)</text:p>
      <text:p text:style-name="P9">各カスタマイズ要素　＝　色、見た目を変更(カスタマイズアイテム入手方法はイベント、ショップなど)</text:p>
      <text:p text:style-name="P9"/>
      <text:p text:style-name="P9">・技</text:p>
      <text:p text:style-name="P9"/>
      <text:p text:style-name="P9">武器毎に技が設定されています。初期では一つしかありません。</text:p>
      <text:p text:style-name="P9">武器レベルを上げる、又は武器ショップで技を習得できます。</text:p>
      <text:p text:style-name="P9">武器レベルが不足していると技が購入できません。</text:p>
      <text:p text:style-name="P9"/>
      <text:p text:style-name="P9">・進化</text:p>
      <text:p text:style-name="P9"/>
      <text:p text:style-name="P9">武器レベルが<text:span text:style-name="T3">Maxになると武器ショップで「進化」を行えます。</text:span></text:p>
      <text:p text:style-name="P9">進化を行うと、各ステータスの能力値アップ、「属性」の選択ができるようになります。</text:p>
      <text:p text:style-name="P9">属性は斬、撃、剛、射または7属性<text:span text:style-name="T3">(火水土風空幻時)の</text:span>うち一つの中から選べます。</text:p>
      <text:p text:style-name="P9">属性は武器ショップでいつでも変更できます。</text:p>
      <text:p text:style-name="P9"/>
      <text:p text:style-name="P9">・上限解放</text:p>
      <text:p text:style-name="P9"/>
      <text:p text:style-name="P9">武器レベルMax時に特殊アイテムを使うことで「上限解放」が行えます。武器の更なる強化が行えます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11S</meta:editing-duration>
    <meta:editing-cycles>18</meta:editing-cycles>
    <meta:generator>LibreOffice/5.4.1.2$Windows_x86 LibreOffice_project/ea7cb86e6eeb2bf3a5af73a8f7777ac570321527</meta:generator>
    <dc:date>2020-04-12T08:52:54.068000000</dc:date>
    <meta:document-statistic meta:table-count="0" meta:image-count="0" meta:object-count="0" meta:page-count="1" meta:paragraph-count="36" meta:word-count="829" meta:character-count="889" meta:non-whitespace-character-count="859"/>
    <meta:user-defined meta:name="Info 1"/>
    <meta:user-defined meta:name="Info 2"/>
    <meta:user-defined meta:name="Info 3"/>
    <meta:user-defined meta:name="Info 4"/>
  </office:meta>
</office:document-meta>
</file>